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160000029FFCDDAA8EB2CF00B1.png" manifest:media-type="image/png"/>
  <manifest:file-entry manifest:full-path="Pictures/10000201000002C90000008ECE074EE75AF287AF.png" manifest:media-type="image/png"/>
  <manifest:file-entry manifest:full-path="Pictures/10000201000003B50000019109DB66F7362278AC.png" manifest:media-type="image/png"/>
  <manifest:file-entry manifest:full-path="Pictures/100002010000038D000000E5BBC805E2BB023458.png" manifest:media-type="image/png"/>
  <manifest:file-entry manifest:full-path="Pictures/10000201000003960000009FD8C4005714348146.png" manifest:media-type="image/png"/>
  <manifest:file-entry manifest:full-path="Pictures/100002010000050600000160868F9831C336FE45.png" manifest:media-type="image/png"/>
  <manifest:file-entry manifest:full-path="Pictures/100002010000046C0000029D0511AA98DB8BA20F.png" manifest:media-type="image/png"/>
  <manifest:file-entry manifest:full-path="Pictures/100002010000050A00000086D718B8F3CAD0B769.png" manifest:media-type="image/png"/>
  <manifest:file-entry manifest:full-path="Pictures/100002010000014A000000312B4B00D64EFE93A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50a1d" officeooo:paragraph-rsid="00050a1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TABASE LABTASK 6:</text:p>
      <text:p text:style-name="P1">MEER MURTAZA(P18-0145)</text:p>
      <text:p text:style-name="P1"/>
      <text:p text:style-name="P1"><draw:frame draw:style-name="fr1" draw:name="Image1" text:anchor-type="paragraph" svg:width="6.9252in" svg:height="2.9256in" draw:z-index="0"><draw:image xlink:href="Pictures/10000201000003B50000019109DB66F7362278AC.png" xlink:type="simple" xlink:show="embed" xlink:actuate="onLoad" loext:mime-type="image/png"/></draw:frame></text:p>
      <text:p text:style-name="P1"/>
      <text:p text:style-name="P1"/>
      <text:p text:style-name="P1"><draw:frame draw:style-name="fr1" draw:name="Image2" text:anchor-type="paragraph" svg:width="6.9252in" svg:height="1.3791in" draw:z-index="1"><draw:image xlink:href="Pictures/10000201000002C90000008ECE074EE75AF287AF.png" xlink:type="simple" xlink:show="embed" xlink:actuate="onLoad" loext:mime-type="image/png"/></draw:frame></text:p>
      <text:p text:style-name="P1"><draw:frame draw:style-name="fr1" draw:name="Image3" text:anchor-type="paragraph" svg:width="6.9252in" svg:height="1.7445in" draw:z-index="2"><draw:image xlink:href="Pictures/100002010000038D000000E5BBC805E2BB023458.png" xlink:type="simple" xlink:show="embed" xlink:actuate="onLoad" loext:mime-type="image/png"/></draw:frame></text:p>
      <text:p text:style-name="P1"/>
      <text:p text:style-name="P1"><draw:frame draw:style-name="fr1" draw:name="Image4" text:anchor-type="paragraph" svg:width="6.9252in" svg:height="1.1992in" draw:z-index="3"><draw:image xlink:href="Pictures/10000201000003960000009FD8C4005714348146.png" xlink:type="simple" xlink:show="embed" xlink:actuate="onLoad" loext:mime-type="image/png"/></draw:frame></text:p>
      <text:p text:style-name="P1"/>
      <text:p text:style-name="P1"><text:soft-page-break/></text:p>
      <text:p text:style-name="P1"><draw:frame draw:style-name="fr1" draw:name="Image5" text:anchor-type="paragraph" svg:width="6.9252in" svg:height="1.8953in" draw:z-index="4"><draw:image xlink:href="Pictures/100002010000050600000160868F9831C336FE45.png" xlink:type="simple" xlink:show="embed" xlink:actuate="onLoad" loext:mime-type="image/png"/></draw:frame></text:p>
      <text:p text:style-name="P1"/>
      <text:p text:style-name="P1"><draw:frame draw:style-name="fr2" draw:name="Image6" text:anchor-type="paragraph" svg:width="3.4374in" svg:height="0.5102in" draw:z-index="5"><draw:image xlink:href="Pictures/100002010000014A000000312B4B00D64EFE93A2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7" text:anchor-type="paragraph" svg:width="6.9252in" svg:height="3.5689in" draw:z-index="6"><draw:image xlink:href="Pictures/10000201000005160000029FFCDDAA8EB2CF00B1.png" xlink:type="simple" xlink:show="embed" xlink:actuate="onLoad" loext:mime-type="image/png"/></draw:frame></text:p>
      <text:p text:style-name="P1"/>
      <text:p text:style-name="P1"><draw:frame draw:style-name="fr1" draw:name="Image8" text:anchor-type="paragraph" svg:width="6.9252in" svg:height="0.7189in" draw:z-index="7"><draw:image xlink:href="Pictures/100002010000050A00000086D718B8F3CAD0B769.png" xlink:type="simple" xlink:show="embed" xlink:actuate="onLoad" loext:mime-type="image/png"/></draw:frame></text:p>
      <text:p text:style-name="P1"/>
      <text:p text:style-name="P1"><draw:frame draw:style-name="fr3" draw:name="Image9" text:anchor-type="paragraph" svg:width="6.9252in" svg:height="4.0925in" draw:z-index="8"><draw:image xlink:href="Pictures/100002010000046C0000029D0511AA98DB8BA20F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04T15:14:05.289274981</meta:creation-date>
    <dc:date>2022-06-04T15:34:39.520034980</dc:date>
    <meta:editing-duration>PT3S</meta:editing-duration>
    <meta:editing-cycles>1</meta:editing-cycles>
    <meta:document-statistic meta:table-count="0" meta:image-count="9" meta:object-count="0" meta:page-count="3" meta:paragraph-count="2" meta:word-count="5" meta:character-count="41" meta:non-whitespace-character-count="38"/>
    <meta:generator>LibreOffice/6.0.7.3$Linux_X86_64 LibreOffice_project/00m0$Build-3</meta:generator>
  </office:meta>
</office:document-meta>
</file>